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99f8e" officeooo:paragraph-rsid="00199f8e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0be29" officeooo:paragraph-rsid="001e36c3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18f6c1" officeooo:paragraph-rsid="0018f6c1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officeooo:paragraph-rsid="001e36c3"/>
    </style:style>
    <style:style style:name="T1" style:family="text">
      <style:text-properties officeooo:rsid="00199f8e"/>
    </style:style>
    <style:style style:name="T2" style:family="text">
      <style:text-properties officeooo:rsid="001a5746"/>
    </style:style>
    <style:style style:name="T3" style:family="text">
      <style:text-properties officeooo:rsid="001b233c"/>
    </style:style>
    <style:style style:name="T4" style:family="text">
      <style:text-properties officeooo:rsid="001bc4d2"/>
    </style:style>
    <style:style style:name="T5" style:family="text">
      <style:text-properties officeooo:rsid="001d9746"/>
    </style:style>
    <style:style style:name="T6" style:family="text">
      <style:text-properties officeooo:rsid="001e36c3"/>
    </style:style>
    <style:style style:name="T7" style:family="text">
      <style:text-properties fo:font-style="normal" fo:font-weight="normal" officeooo:rsid="001a5746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9. Maintenance du systèm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Maintenance du systèm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7">L'acteur désire faire la maintenance du système ce qui inclu<text:span text:style-name="T6">t</text:span> de pouvoir</text:p>
            <text:p text:style-name="P7">retirer un article d'un catalogue, modifier une annonce d'un article mis en vente et suspendre une annonce d'un article. <text:span text:style-name="T3">Voir UC.9.1 – UC.9.3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7">Admin<text:span text:style-name="T5">i</text:span>strateur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.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9">Lorsque <text:span text:style-name="T2">l'acteur</text:span> désire <text:span text:style-name="T2">faire la maintenance du système</text:span>, il lui faut être authentifié <text:span text:style-name="T2">en tant que administrateur. Par la suite il pourra choisir plusieurs options dont :</text:span></text:p>
      <text:list xml:id="list4589560027829295215" text:style-name="L2">
        <text:list-item>
          <text:p text:style-name="P11"><text:span text:style-name="T7">retirer un article;</text:span></text:p>
        </text:list-item>
        <text:list-item>
          <text:p text:style-name="P11"><text:span text:style-name="T7">modifier un annonce d'article;</text:span></text:p>
        </text:list-item>
        <text:list-item>
          <text:p text:style-name="P11"><text:span text:style-name="T7">suspendre une annonce d'article.</text:span></text:p>
        </text:list-item>
      </text:list>
      <text:p text:style-name="P3"/>
      <text:p text:style-name="P2">Scénario d'opération</text:p>
      <text:list xml:id="list6902660779137504120" text:style-name="L1">
        <text:list-item>
          <text:p text:style-name="P8">L'utilisateur s'authentifie et passe alors au status de « <text:span text:style-name="T2">administrateur </text:span>».</text:p>
        </text:list-item>
        <text:list-item>
          <text:p text:style-name="P10">L<text:span text:style-name="T4">'administrateur</text:span> <text:span text:style-name="T6">est redirigé vers un panneau de contrôle réservé aux administrateurs et peut alors effectuer l'une des opérations ci-haut.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0:38:05.279832901</dc:date>
    <meta:editing-duration>PT1H42M44S</meta:editing-duration>
    <meta:editing-cycles>12</meta:editing-cycles>
    <meta:generator>LibreOffice/4.4.7.2$Linux_X86_64 LibreOffice_project/40m0$Build-2</meta:generator>
    <meta:document-statistic meta:table-count="1" meta:image-count="0" meta:object-count="0" meta:page-count="1" meta:paragraph-count="24" meta:word-count="136" meta:character-count="922" meta:non-whitespace-character-count="814"/>
  </office:meta>
</office:document-meta>
</file>